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4" table:number-columns-repeated="54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Datos Medidos</text:p>
          </table:table-cell>
          <table:covered-table-cell table:number-columns-repeated="2" table:style-name="ce10"/>
          <table:table-cell table:style-name="ce12"/>
          <table:table-cell table:number-columns-repeated="5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otencia medida en dBm</text:p>
          </table:table-cell>
          <table:covered-table-cell table:number-columns-repeated="2" table:style-name="ce10"/>
          <table:table-cell table:style-name="ce13"/>
          <table:table-cell table:style-name="ce14" table:number-columns-repeated="4"/>
          <table:table-cell table:style-name="ce20"/>
          <table:table-cell table:number-columns-repeated="54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string" calcext:value-type="string">
            <text:p>6 d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13"/>
          <table:table-cell table:style-name="ce15" office:value-type="string" calcext:value-type="string" table:number-columns-spanned="4" table:number-rows-spanned="1">
            <text:p>atenuacion Cable</text:p>
          </table:table-cell>
          <table:covered-table-cell table:number-columns-repeated="2" table:style-name="ce17"/>
          <table:covered-table-cell table:style-name="ce19"/>
          <table:table-cell table:style-name="ce20"/>
          <table:table-cell table:number-columns-repeated="54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6 dB</text:p>
          </table:table-cell>
          <table:table-cell table:style-name="ce8" office:value-type="string" calcext:value-type="string">
            <text:p>GTX = 12 dB</text:p>
          </table:table-cell>
          <table:table-cell table:style-name="ce8" office:value-type="string" calcext:value-type="string">
            <text:p>GTX = 18 dB</text:p>
          </table:table-cell>
          <table:table-cell table:style-name="ce13"/>
          <table:table-cell table:style-name="ce16" office:value-type="string" calcext:value-type="string">
            <text:p>Frecuencia MHz</text:p>
          </table:table-cell>
          <table:table-cell table:style-name="ce8" office:value-type="string" calcext:value-type="string">
            <text:p>GTX = 6 dB</text:p>
          </table:table-cell>
          <table:table-cell table:style-name="ce8" office:value-type="string" calcext:value-type="string">
            <text:p>GTX = 12 dB</text:p>
          </table:table-cell>
          <table:table-cell table:style-name="ce8" office:value-type="string" calcext:value-type="string">
            <text:p>GTX = 18 dB</text:p>
          </table:table-cell>
          <table:table-cell table:style-name="ce21"/>
          <table:table-cell table:number-columns-repeated="5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33.5" calcext:value-type="float">
            <text:p>-33,5</text:p>
          </table:table-cell>
          <table:table-cell table:style-name="ce7" office:value-type="float" office:value="-12.66" calcext:value-type="float">
            <text:p>-12,66</text:p>
          </table:table-cell>
          <table:table-cell table:style-name="ce7" office:value-type="float" office:value="-22.74" calcext:value-type="float">
            <text:p>-22,74</text:p>
          </table:table-cell>
          <table:table-cell table:style-name="ce13"/>
          <table:table-cell table:style-name="ce3" office:value-type="float" office:value="50" calcext:value-type="float">
            <text:p>50</text:p>
          </table:table-cell>
          <table:table-cell table:style-name="ce18" table:formula="of:=-([.$B$21]+[.$B$3]-[.$B$22]-[.B5])" office:value-type="string" office:string-value="" calcext:value-type="error">
            <text:p>#¡VALOR!</text:p>
          </table:table-cell>
          <table:table-cell table:style-name="ce18" table:formula="of:=-([.$B$21]+[.$C$3]-[.$B$22]-[.C5])" office:value-type="float" office:value="14.34" calcext:value-type="float">
            <text:p>14,34</text:p>
          </table:table-cell>
          <table:table-cell table:style-name="ce18" table:formula="of:=-([.$B$21]+[.$D$3]-[.$B$22]-[.D5])" office:value-type="float" office:value="-1.74" calcext:value-type="float">
            <text:p>-1,74</text:p>
          </table:table-cell>
          <table:table-cell table:number-columns-repeated="5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29.7" calcext:value-type="float">
            <text:p>-29,7</text:p>
          </table:table-cell>
          <table:table-cell table:style-name="ce7" office:value-type="float" office:value="-24.39" calcext:value-type="float">
            <text:p>-24,39</text:p>
          </table:table-cell>
          <table:table-cell table:style-name="ce7" office:value-type="float" office:value="-15.12" calcext:value-type="float">
            <text:p>-15,12</text:p>
          </table:table-cell>
          <table:table-cell table:style-name="ce13"/>
          <table:table-cell table:style-name="ce3" office:value-type="float" office:value="60" calcext:value-type="float">
            <text:p>60</text:p>
          </table:table-cell>
          <table:table-cell table:style-name="ce18" table:formula="of:=-([.$B$21]+[.$B$3]-[.$B$22]-[.B6])" office:value-type="string" office:string-value="" calcext:value-type="error">
            <text:p>#¡VALOR!</text:p>
          </table:table-cell>
          <table:table-cell table:style-name="ce18" table:formula="of:=-([.$B$21]+[.$C$3]-[.$B$22]-[.C6])" office:value-type="float" office:value="2.61" calcext:value-type="float">
            <text:p>2,61</text:p>
          </table:table-cell>
          <table:table-cell table:style-name="ce18" table:formula="of:=-([.$B$21]+[.$D$3]-[.$B$22]-[.D6])" office:value-type="float" office:value="5.88" calcext:value-type="float">
            <text:p>5,88</text:p>
          </table:table-cell>
          <table:table-cell table:number-columns-repeated="5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27.4" calcext:value-type="float">
            <text:p>-27,4</text:p>
          </table:table-cell>
          <table:table-cell table:style-name="ce7" office:value-type="float" office:value="-21.98" calcext:value-type="float">
            <text:p>-21,98</text:p>
          </table:table-cell>
          <table:table-cell table:style-name="ce7" office:value-type="float" office:value="-16.02" calcext:value-type="float">
            <text:p>-16,02</text:p>
          </table:table-cell>
          <table:table-cell table:style-name="ce13"/>
          <table:table-cell table:style-name="ce3" office:value-type="float" office:value="70" calcext:value-type="float">
            <text:p>70</text:p>
          </table:table-cell>
          <table:table-cell table:style-name="ce18" table:formula="of:=-([.$B$21]+[.$B$3]-[.$B$22]-[.B7])" office:value-type="string" office:string-value="" calcext:value-type="error">
            <text:p>#¡VALOR!</text:p>
          </table:table-cell>
          <table:table-cell table:style-name="ce18" table:formula="of:=-([.$B$21]+[.$C$3]-[.$B$22]-[.C7])" office:value-type="float" office:value="5.02" calcext:value-type="float">
            <text:p>5,02</text:p>
          </table:table-cell>
          <table:table-cell table:style-name="ce18" table:formula="of:=-([.$B$21]+[.$D$3]-[.$B$22]-[.D7])" office:value-type="float" office:value="4.98" calcext:value-type="float">
            <text:p>4,98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27.3" calcext:value-type="float">
            <text:p>-27,3</text:p>
          </table:table-cell>
          <table:table-cell table:style-name="ce7" office:value-type="float" office:value="-21.4" calcext:value-type="float">
            <text:p>-21,4</text:p>
          </table:table-cell>
          <table:table-cell table:style-name="ce7" office:value-type="float" office:value="-15.64" calcext:value-type="float">
            <text:p>-15,64</text:p>
          </table:table-cell>
          <table:table-cell table:style-name="ce13"/>
          <table:table-cell table:style-name="ce3" office:value-type="float" office:value="80" calcext:value-type="float">
            <text:p>80</text:p>
          </table:table-cell>
          <table:table-cell table:style-name="ce18" table:formula="of:=-([.$B$21]+[.$B$3]-[.$B$22]-[.B8])" office:value-type="string" office:string-value="" calcext:value-type="error">
            <text:p>#¡VALOR!</text:p>
          </table:table-cell>
          <table:table-cell table:style-name="ce18" table:formula="of:=-([.$B$21]+[.$C$3]-[.$B$22]-[.C8])" office:value-type="float" office:value="5.6" calcext:value-type="float">
            <text:p>5,60</text:p>
          </table:table-cell>
          <table:table-cell table:style-name="ce18" table:formula="of:=-([.$B$21]+[.$D$3]-[.$B$22]-[.D8])" office:value-type="float" office:value="5.36" calcext:value-type="float">
            <text:p>5,36</text:p>
          </table:table-cell>
          <table:table-cell table:number-columns-repeated="5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28.8" calcext:value-type="float">
            <text:p>-28,8</text:p>
          </table:table-cell>
          <table:table-cell table:style-name="ce7" office:value-type="float" office:value="-23.42" calcext:value-type="float">
            <text:p>-23,42</text:p>
          </table:table-cell>
          <table:table-cell table:style-name="ce7" office:value-type="float" office:value="-17.64" calcext:value-type="float">
            <text:p>-17,64</text:p>
          </table:table-cell>
          <table:table-cell table:style-name="ce13"/>
          <table:table-cell table:style-name="ce3" office:value-type="float" office:value="90" calcext:value-type="float">
            <text:p>90</text:p>
          </table:table-cell>
          <table:table-cell table:style-name="ce18" table:formula="of:=-([.$B$21]+[.$B$3]-[.$B$22]-[.B9])" office:value-type="string" office:string-value="" calcext:value-type="error">
            <text:p>#¡VALOR!</text:p>
          </table:table-cell>
          <table:table-cell table:style-name="ce18" table:formula="of:=-([.$B$21]+[.$C$3]-[.$B$22]-[.C9])" office:value-type="float" office:value="3.58" calcext:value-type="float">
            <text:p>3,58</text:p>
          </table:table-cell>
          <table:table-cell table:style-name="ce18" table:formula="of:=-([.$B$21]+[.$D$3]-[.$B$22]-[.D9])" office:value-type="float" office:value="3.36" calcext:value-type="float">
            <text:p>3,36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29.22" calcext:value-type="float">
            <text:p>-29,22</text:p>
          </table:table-cell>
          <table:table-cell table:style-name="ce7" office:value-type="float" office:value="-24" calcext:value-type="float">
            <text:p>-24</text:p>
          </table:table-cell>
          <table:table-cell table:style-name="ce7" office:value-type="float" office:value="-18.8" calcext:value-type="float">
            <text:p>-18,8</text:p>
          </table:table-cell>
          <table:table-cell table:style-name="ce13"/>
          <table:table-cell table:style-name="ce3" office:value-type="float" office:value="100" calcext:value-type="float">
            <text:p>100</text:p>
          </table:table-cell>
          <table:table-cell table:style-name="ce18" table:formula="of:=-([.$B$21]+[.$B$3]-[.$B$22]-[.B10])" office:value-type="string" office:string-value="" calcext:value-type="error">
            <text:p>#¡VALOR!</text:p>
          </table:table-cell>
          <table:table-cell table:style-name="ce18" table:formula="of:=-([.$B$21]+[.$C$3]-[.$B$22]-[.C10])" office:value-type="float" office:value="3" calcext:value-type="float">
            <text:p>3,00</text:p>
          </table:table-cell>
          <table:table-cell table:style-name="ce18" table:formula="of:=-([.$B$21]+[.$D$3]-[.$B$22]-[.D10])" office:value-type="float" office:value="2.2" calcext:value-type="float">
            <text:p>2,20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29.38" calcext:value-type="float">
            <text:p>-29,38</text:p>
          </table:table-cell>
          <table:table-cell table:style-name="ce7" office:value-type="float" office:value="-23.4" calcext:value-type="float">
            <text:p>-23,4</text:p>
          </table:table-cell>
          <table:table-cell table:style-name="ce7" office:value-type="float" office:value="-17.65" calcext:value-type="float">
            <text:p>-17,65</text:p>
          </table:table-cell>
          <table:table-cell table:style-name="ce13"/>
          <table:table-cell table:style-name="ce3" office:value-type="float" office:value="200" calcext:value-type="float">
            <text:p>200</text:p>
          </table:table-cell>
          <table:table-cell table:style-name="ce18" table:formula="of:=-([.$B$21]+[.$B$3]-[.$B$22]-[.B11])" office:value-type="string" office:string-value="" calcext:value-type="error">
            <text:p>#¡VALOR!</text:p>
          </table:table-cell>
          <table:table-cell table:style-name="ce18" table:formula="of:=-([.$B$21]+[.$C$3]-[.$B$22]-[.C11])" office:value-type="float" office:value="3.6" calcext:value-type="float">
            <text:p>3,60</text:p>
          </table:table-cell>
          <table:table-cell table:style-name="ce18" table:formula="of:=-([.$B$21]+[.$D$3]-[.$B$22]-[.D11])" office:value-type="float" office:value="3.35" calcext:value-type="float">
            <text:p>3,35</text:p>
          </table:table-cell>
          <table:table-cell table:number-columns-repeated="55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29.5" calcext:value-type="float">
            <text:p>-29,5</text:p>
          </table:table-cell>
          <table:table-cell table:style-name="ce7" office:value-type="float" office:value="-24.2" calcext:value-type="float">
            <text:p>-24,2</text:p>
          </table:table-cell>
          <table:table-cell table:style-name="ce7" office:value-type="float" office:value="-18.31" calcext:value-type="float">
            <text:p>-18,31</text:p>
          </table:table-cell>
          <table:table-cell table:style-name="ce13"/>
          <table:table-cell table:style-name="ce3" office:value-type="float" office:value="300" calcext:value-type="float">
            <text:p>300</text:p>
          </table:table-cell>
          <table:table-cell table:style-name="ce18" table:formula="of:=-([.$B$21]+[.$B$3]-[.$B$22]-[.B12])" office:value-type="string" office:string-value="" calcext:value-type="error">
            <text:p>#¡VALOR!</text:p>
          </table:table-cell>
          <table:table-cell table:style-name="ce18" table:formula="of:=-([.$B$21]+[.$C$3]-[.$B$22]-[.C12])" office:value-type="float" office:value="2.8" calcext:value-type="float">
            <text:p>2,80</text:p>
          </table:table-cell>
          <table:table-cell table:style-name="ce18" table:formula="of:=-([.$B$21]+[.$D$3]-[.$B$22]-[.D12])" office:value-type="float" office:value="2.69" calcext:value-type="float">
            <text:p>2,6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30.42" calcext:value-type="float">
            <text:p>-30,42</text:p>
          </table:table-cell>
          <table:table-cell table:style-name="ce7" office:value-type="float" office:value="-25.64" calcext:value-type="float">
            <text:p>-25,64</text:p>
          </table:table-cell>
          <table:table-cell table:style-name="ce7" office:value-type="float" office:value="-19.7" calcext:value-type="float">
            <text:p>-19,7</text:p>
          </table:table-cell>
          <table:table-cell table:style-name="ce13"/>
          <table:table-cell table:style-name="ce3" office:value-type="float" office:value="400" calcext:value-type="float">
            <text:p>400</text:p>
          </table:table-cell>
          <table:table-cell table:style-name="ce18" table:formula="of:=-([.$B$21]+[.$B$3]-[.$B$22]-[.B13])" office:value-type="string" office:string-value="" calcext:value-type="error">
            <text:p>#¡VALOR!</text:p>
          </table:table-cell>
          <table:table-cell table:style-name="ce18" table:formula="of:=-([.$B$21]+[.$C$3]-[.$B$22]-[.C13])" office:value-type="float" office:value="1.36" calcext:value-type="float">
            <text:p>1,36</text:p>
          </table:table-cell>
          <table:table-cell table:style-name="ce18" table:formula="of:=-([.$B$21]+[.$D$3]-[.$B$22]-[.D13])" office:value-type="float" office:value="1.3" calcext:value-type="float">
            <text:p>1,30</text:p>
          </table:table-cell>
          <table:table-cell table:number-columns-repeated="55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32.33" calcext:value-type="float">
            <text:p>-32,33</text:p>
          </table:table-cell>
          <table:table-cell table:style-name="ce7" office:value-type="float" office:value="-27.32" calcext:value-type="float">
            <text:p>-27,32</text:p>
          </table:table-cell>
          <table:table-cell table:style-name="ce7" office:value-type="float" office:value="-21.59" calcext:value-type="float">
            <text:p>-21,59</text:p>
          </table:table-cell>
          <table:table-cell table:style-name="ce13"/>
          <table:table-cell table:style-name="ce3" office:value-type="float" office:value="500" calcext:value-type="float">
            <text:p>500</text:p>
          </table:table-cell>
          <table:table-cell table:style-name="ce18" table:formula="of:=-([.$B$21]+[.$B$3]-[.$B$22]-[.B14])" office:value-type="string" office:string-value="" calcext:value-type="error">
            <text:p>#¡VALOR!</text:p>
          </table:table-cell>
          <table:table-cell table:style-name="ce18" table:formula="of:=-([.$B$21]+[.$C$3]-[.$B$22]-[.C14])" office:value-type="float" office:value="-0.32" calcext:value-type="float">
            <text:p>-0,32</text:p>
          </table:table-cell>
          <table:table-cell table:style-name="ce18" table:formula="of:=-([.$B$21]+[.$D$3]-[.$B$22]-[.D14])" office:value-type="float" office:value="-0.59" calcext:value-type="float">
            <text:p>-0,59</text:p>
          </table:table-cell>
          <table:table-cell table:number-columns-repeated="55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33.5" calcext:value-type="float">
            <text:p>-33,5</text:p>
          </table:table-cell>
          <table:table-cell table:style-name="ce7" office:value-type="float" office:value="-27.98" calcext:value-type="float">
            <text:p>-27,98</text:p>
          </table:table-cell>
          <table:table-cell table:style-name="ce7" office:value-type="float" office:value="-21.9" calcext:value-type="float">
            <text:p>-21,9</text:p>
          </table:table-cell>
          <table:table-cell table:style-name="ce13"/>
          <table:table-cell table:style-name="ce3" office:value-type="float" office:value="600" calcext:value-type="float">
            <text:p>600</text:p>
          </table:table-cell>
          <table:table-cell table:style-name="ce18" table:formula="of:=-([.$B$21]+[.$B$3]-[.$B$22]-[.B15])" office:value-type="string" office:string-value="" calcext:value-type="error">
            <text:p>#¡VALOR!</text:p>
          </table:table-cell>
          <table:table-cell table:style-name="ce18" table:formula="of:=-([.$B$21]+[.$C$3]-[.$B$22]-[.C15])" office:value-type="float" office:value="-0.98" calcext:value-type="float">
            <text:p>-0,98</text:p>
          </table:table-cell>
          <table:table-cell table:style-name="ce18" table:formula="of:=-([.$B$21]+[.$D$3]-[.$B$22]-[.D15])" office:value-type="float" office:value="-0.899999999999999" calcext:value-type="float">
            <text:p>-0,90</text:p>
          </table:table-cell>
          <table:table-cell table:number-columns-repeated="55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35.6" calcext:value-type="float">
            <text:p>-35,6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-24.5" calcext:value-type="float">
            <text:p>-24,5</text:p>
          </table:table-cell>
          <table:table-cell table:style-name="ce13"/>
          <table:table-cell table:style-name="ce3" office:value-type="float" office:value="700" calcext:value-type="float">
            <text:p>700</text:p>
          </table:table-cell>
          <table:table-cell table:style-name="ce18" table:formula="of:=-([.$B$21]+[.$B$3]-[.$B$22]-[.B16])" office:value-type="string" office:string-value="" calcext:value-type="error">
            <text:p>#¡VALOR!</text:p>
          </table:table-cell>
          <table:table-cell table:style-name="ce18" table:formula="of:=-([.$B$21]+[.$C$3]-[.$B$22]-[.C16])" office:value-type="float" office:value="-3" calcext:value-type="float">
            <text:p>-3,00</text:p>
          </table:table-cell>
          <table:table-cell table:style-name="ce18" table:formula="of:=-([.$B$21]+[.$D$3]-[.$B$22]-[.D16])" office:value-type="float" office:value="-3.5" calcext:value-type="float">
            <text:p>-3,5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39.4" calcext:value-type="float">
            <text:p>-39,4</text:p>
          </table:table-cell>
          <table:table-cell table:style-name="ce7" office:value-type="float" office:value="-33" calcext:value-type="float">
            <text:p>-33</text:p>
          </table:table-cell>
          <table:table-cell table:style-name="ce7" office:value-type="float" office:value="-27.65" calcext:value-type="float">
            <text:p>-27,65</text:p>
          </table:table-cell>
          <table:table-cell table:style-name="ce13"/>
          <table:table-cell table:style-name="ce3" office:value-type="float" office:value="800" calcext:value-type="float">
            <text:p>800</text:p>
          </table:table-cell>
          <table:table-cell table:style-name="ce18" table:formula="of:=-([.$B$21]+[.$B$3]-[.$B$22]-[.B17])" office:value-type="string" office:string-value="" calcext:value-type="error">
            <text:p>#¡VALOR!</text:p>
          </table:table-cell>
          <table:table-cell table:style-name="ce18" table:formula="of:=-([.$B$21]+[.$C$3]-[.$B$22]-[.C17])" office:value-type="float" office:value="-6" calcext:value-type="float">
            <text:p>-6,00</text:p>
          </table:table-cell>
          <table:table-cell table:style-name="ce18" table:formula="of:=-([.$B$21]+[.$D$3]-[.$B$22]-[.D17])" office:value-type="float" office:value="-6.65" calcext:value-type="float">
            <text:p>-6,65</text:p>
          </table:table-cell>
          <table:table-cell table:number-columns-repeated="55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41.5" calcext:value-type="float">
            <text:p>-41,5</text:p>
          </table:table-cell>
          <table:table-cell table:style-name="ce7" office:value-type="float" office:value="-35.5" calcext:value-type="float">
            <text:p>-35,5</text:p>
          </table:table-cell>
          <table:table-cell table:style-name="ce7" office:value-type="float" office:value="-29.5" calcext:value-type="float">
            <text:p>-29,5</text:p>
          </table:table-cell>
          <table:table-cell table:style-name="ce13"/>
          <table:table-cell table:style-name="ce3" office:value-type="float" office:value="900" calcext:value-type="float">
            <text:p>900</text:p>
          </table:table-cell>
          <table:table-cell table:style-name="ce18" table:formula="of:=-([.$B$21]+[.$B$3]-[.$B$22]-[.B18])" office:value-type="string" office:string-value="" calcext:value-type="error">
            <text:p>#¡VALOR!</text:p>
          </table:table-cell>
          <table:table-cell table:style-name="ce18" table:formula="of:=-([.$B$21]+[.$C$3]-[.$B$22]-[.C18])" office:value-type="float" office:value="-8.5" calcext:value-type="float">
            <text:p>-8,50</text:p>
          </table:table-cell>
          <table:table-cell table:style-name="ce18" table:formula="of:=-([.$B$21]+[.$D$3]-[.$B$22]-[.D18])" office:value-type="float" office:value="-8.5" calcext:value-type="float">
            <text:p>-8,50</text:p>
          </table:table-cell>
          <table:table-cell table:number-columns-repeated="55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table:style-name="ce7" office:value-type="float" office:value="-45" calcext:value-type="float">
            <text:p>-45</text:p>
          </table:table-cell>
          <table:table-cell table:style-name="ce7" office:value-type="float" office:value="-39.3" calcext:value-type="float">
            <text:p>-39,3</text:p>
          </table:table-cell>
          <table:table-cell table:style-name="ce7" office:value-type="float" office:value="-34.6" calcext:value-type="float">
            <text:p>-34,6</text:p>
          </table:table-cell>
          <table:table-cell table:style-name="ce13"/>
          <table:table-cell table:style-name="ce3" office:value-type="float" office:value="990" calcext:value-type="float">
            <text:p>990</text:p>
          </table:table-cell>
          <table:table-cell table:style-name="ce18" table:formula="of:=-([.$B$21]+[.$B$3]-[.$B$22]-[.B19])" office:value-type="string" office:string-value="" calcext:value-type="error">
            <text:p>#¡VALOR!</text:p>
          </table:table-cell>
          <table:table-cell table:style-name="ce18" table:formula="of:=-([.$B$21]+[.$C$3]-[.$B$22]-[.C19])" office:value-type="float" office:value="-12.3" calcext:value-type="float">
            <text:p>-12,30</text:p>
          </table:table-cell>
          <table:table-cell table:style-name="ce18" table:formula="of:=-([.$B$21]+[.$D$3]-[.$B$22]-[.D19])" office:value-type="float" office:value="-13.6" calcext:value-type="float">
            <text:p>-13,6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7" office:value-type="string" calcext:value-type="string">
            <text:p>dbm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9" calcext:value-type="float">
            <text:p>-9</text:p>
          </table:table-cell>
          <table:table-cell table:style-name="ce11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3"/>
          <table:table-cell>
            <draw:frame table:end-cell-address="Hoja1.O53" table:end-x="1.163cm" table:end-y="0.158cm" draw:z-index="0" draw:name="Chart 1" draw:style-name="gr1" draw:text-style-name="P1" svg:width="20.16cm" svg:height="14.657cm" svg:x="1.535cm" svg:y="0.265cm">
              <draw:object draw:notify-on-update-of-ranges="Hoja1.G5:Hoja1.G19 Hoja1.F5:Hoja1.F19 Hoja1.H5:Hoja1.H19 Hoja1.F5:Hoja1.F19 Hoja1.I5:Hoja1.I19 Hoja1.F5:Hoja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/>
          <table:table-cell>
            <draw:frame table:end-cell-address="Hoja1.F51" table:end-x="2.688cm" table:end-y="0.396cm" draw:z-index="1" draw:name="Chart 2" draw:style-name="gr1" draw:text-style-name="P1" svg:width="13.36cm" svg:height="13.572cm" svg:x="0.079cm" svg:y="0.159cm">
              <draw:object draw:notify-on-update-of-ranges="Hoja1.B5:Hoja1.B19 Hoja1.A5:Hoja1.A19 Hoja1.C5:Hoja1.C19 Hoja1.A5:Hoja1.A19 Hoja1.D5:Hoja1.D19 Hoja1.A5:Hoja1.A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99">
          <table:table-cell table:number-columns-repeated="64"/>
        </table:table-row>
        <table:table-row table:style-name="ro3" table:number-rows-repeated="77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0T18:07:14.730584675</dc:date>
    <meta:editing-duration>PT4M39S</meta:editing-duration>
    <meta:editing-cycles>1</meta:editing-cycles>
    <meta:document-statistic meta:table-count="1" meta:cell-count="14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9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6.339cm" svg:y="14.086cm" style:legend-expansion="wide" chart:style-name="ch2"/>
        <chart:plot-area chart:style-name="ch3" table:cell-range-address="Hoja1.F5:Hoja1.I19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G5:Hoja1.G19" loext:label-string="&quot;GTX = 6 dB&quot;" chart:class="chart:scatter">
            <chart:domain table:cell-range-address="Hoja1.F5:Hoja1.F19"/>
            <chart:data-point chart:repeated="15"/>
          </chart:series>
          <chart:series chart:style-name="ch9" chart:values-cell-range-address="Hoja1.H5:Hoja1.H19" loext:label-string="&quot;GTX = 12 dB&quot;" chart:class="chart:scatter">
            <chart:data-point chart:repeated="15"/>
          </chart:series>
          <chart:series chart:style-name="ch10" chart:values-cell-range-address="Hoja1.I5:Hoja1.I19" loext:label-string="&quot;GTX = 18 dB&quot;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GTX = 6 dB</text:p>
              </table:table-cell>
              <table:table-cell office:value-type="string">
                <text:p>GTX = 12 dB</text:p>
              </table:table-cell>
              <table:table-cell office:value-type="string">
                <text:p>GTX = 18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F5:Hoja1.F19</svg:desc>
                </draw:g>
              </table:table-cell>
              <table:table-cell office:value-type="float" office:value="NaN">
                <text:p>NaN</text:p>
                <draw:g>
                  <svg:desc>Hoja1.G5:Hoja1.G19</svg:desc>
                </draw:g>
              </table:table-cell>
              <table:table-cell office:value-type="float" office:value="14.34">
                <text:p>14.34</text:p>
                <draw:g>
                  <svg:desc>Hoja1.H5:Hoja1.H19</svg:desc>
                </draw:g>
              </table:table-cell>
              <table:table-cell office:value-type="float" office:value="-1.74">
                <text:p>-1.74</text:p>
                <draw:g>
                  <svg:desc>Hoja1.I5:Hoja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5.02">
                <text:p>5.0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.36">
                <text:p>1.3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0.32">
                <text:p>-0.32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-0.98">
                <text:p>-0.98</text:p>
              </table:table-cell>
              <table:table-cell office:value-type="float" office:value="-0.899999999999999">
                <text:p>-0.8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-12.3">
                <text:p>-12.3</text:p>
              </table:table-cell>
              <table:table-cell office:value-type="float" office:value="-13.6">
                <text:p>-1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361cm" svg:height="13.573cm" xlink:href=".." xlink:type="simple" chart:class="chart:scatter" chart:style-name="ch1">
        <chart:legend chart:legend-position="bottom" svg:x="2.939cm" svg:y="13.001cm" style:legend-expansion="wide" chart:style-name="ch2"/>
        <chart:plot-area chart:style-name="ch3" table:cell-range-address="Hoja1.A5:Hoja1.D19" chart:data-source-has-labels="row" svg:x="1.327cm" svg:y="0.271cm" svg:width="11.767cm" svg:height="11.245cm">
          <chartooo:coordinate-region svg:x="1.957cm" svg:y="0.457cm" svg:width="10.713cm" svg:height="10.874cm"/>
          <chart:axis chart:dimension="x" chart:name="primary-x" chart:style-name="ch4">
            <chart:title svg:x="5.796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19" loext:label-string="&quot;GTX = 6 dB&quot;" chart:class="chart:scatter">
            <chart:domain table:cell-range-address="Hoja1.A5:Hoja1.A19"/>
            <chart:data-point chart:repeated="15"/>
          </chart:series>
          <chart:series chart:style-name="ch10" chart:values-cell-range-address="Hoja1.C5:Hoja1.C19" loext:label-string="&quot;GTX = 12 dB&quot;" chart:class="chart:scatter">
            <chart:data-point chart:repeated="15"/>
          </chart:series>
          <chart:series chart:style-name="ch11" chart:values-cell-range-address="Hoja1.D5:Hoja1.D19" loext:label-string="&quot;GTX = 18 dB&quot;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6 dB</text:p>
              </table:table-cell>
              <table:table-cell office:value-type="string">
                <text:p>GTX = 12 dB</text:p>
              </table:table-cell>
              <table:table-cell office:value-type="string">
                <text:p>GTX = 18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19</svg:desc>
                </draw:g>
              </table:table-cell>
              <table:table-cell office:value-type="float" office:value="-33.5">
                <text:p>-33.5</text:p>
                <draw:g>
                  <svg:desc>Hoja1.B5:Hoja1.B19</svg:desc>
                </draw:g>
              </table:table-cell>
              <table:table-cell office:value-type="float" office:value="-12.66">
                <text:p>-12.66</text:p>
                <draw:g>
                  <svg:desc>Hoja1.C5:Hoja1.C19</svg:desc>
                </draw:g>
              </table:table-cell>
              <table:table-cell office:value-type="float" office:value="-22.74">
                <text:p>-22.74</text:p>
                <draw:g>
                  <svg:desc>Hoja1.D5:Hoja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29.7">
                <text:p>-29.7</text:p>
              </table:table-cell>
              <table:table-cell office:value-type="float" office:value="-24.39">
                <text:p>-24.39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27.4">
                <text:p>-27.4</text:p>
              </table:table-cell>
              <table:table-cell office:value-type="float" office:value="-21.98">
                <text:p>-21.98</text:p>
              </table:table-cell>
              <table:table-cell office:value-type="float" office:value="-16.02">
                <text:p>-16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27.3">
                <text:p>-27.3</text:p>
              </table:table-cell>
              <table:table-cell office:value-type="float" office:value="-21.4">
                <text:p>-21.4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28.8">
                <text:p>-28.8</text:p>
              </table:table-cell>
              <table:table-cell office:value-type="float" office:value="-23.42">
                <text:p>-23.42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29.22">
                <text:p>-29.22</text:p>
              </table:table-cell>
              <table:table-cell office:value-type="float" office:value="-24">
                <text:p>-24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29.38">
                <text:p>-29.38</text:p>
              </table:table-cell>
              <table:table-cell office:value-type="float" office:value="-23.4">
                <text:p>-23.4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29.5">
                <text:p>-29.5</text:p>
              </table:table-cell>
              <table:table-cell office:value-type="float" office:value="-24.2">
                <text:p>-24.2</text:p>
              </table:table-cell>
              <table:table-cell office:value-type="float" office:value="-18.31">
                <text:p>-18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30.42">
                <text:p>-30.42</text:p>
              </table:table-cell>
              <table:table-cell office:value-type="float" office:value="-25.64">
                <text:p>-25.64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32.33">
                <text:p>-32.33</text:p>
              </table:table-cell>
              <table:table-cell office:value-type="float" office:value="-27.32">
                <text:p>-27.32</text:p>
              </table:table-cell>
              <table:table-cell office:value-type="float" office:value="-21.59">
                <text:p>-21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33.5">
                <text:p>-33.5</text:p>
              </table:table-cell>
              <table:table-cell office:value-type="float" office:value="-27.98">
                <text:p>-27.98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35.6">
                <text:p>-35.6</text:p>
              </table:table-cell>
              <table:table-cell office:value-type="float" office:value="-30">
                <text:p>-30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39.4">
                <text:p>-39.4</text:p>
              </table:table-cell>
              <table:table-cell office:value-type="float" office:value="-33">
                <text:p>-33</text:p>
              </table:table-cell>
              <table:table-cell office:value-type="float" office:value="-27.65">
                <text:p>-27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41.5">
                <text:p>-41.5</text:p>
              </table:table-cell>
              <table:table-cell office:value-type="float" office:value="-35.5">
                <text:p>-35.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0">
                <text:p>990</text:p>
              </table:table-cell>
              <table:table-cell office:value-type="float" office:value="-45">
                <text:p>-45</text:p>
              </table:table-cell>
              <table:table-cell office:value-type="float" office:value="-39.3">
                <text:p>-39.3</text:p>
              </table:table-cell>
              <table:table-cell office:value-type="float" office:value="-34.6">
                <text:p>-3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